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6.6667in" fo:margin-left="0.0354in" table:align="left"/>
    </style:style>
    <style:style style:name="Tabla1.A" style:family="table-column">
      <style:table-column-properties style:column-width="3.3125in"/>
    </style:style>
    <style:style style:name="Tabla1.B" style:family="table-column">
      <style:table-column-properties style:column-width="3.3542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72bf44" fo:padding="0.0382in" fo:border="0.05pt solid #000000">
        <style:background-image/>
      </style:table-cell-properties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background-color="#72bf4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A4" style:family="table-cell">
      <style:table-cell-properties fo:padding="0.0382in" fo:border-left="0.05pt solid #000000" fo:border-right="none" fo:border-top="none" fo:border-bottom="0.05pt solid #000000"/>
    </style:style>
    <style:style style:name="Tabla1.B4" style:family="table-cell">
      <style:table-cell-properties fo:background-color="#ef413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382in" fo:border-left="0.05pt solid #000000" fo:border-right="none" fo:border-top="none" fo:border-bottom="0.05pt solid #000000"/>
    </style:style>
    <style:style style:name="Tabla1.A6" style:family="table-cell">
      <style:table-cell-properties fo:padding="0.0382in" fo:border-left="0.05pt solid #000000" fo:border-right="none" fo:border-top="none" fo:border-bottom="0.05pt solid #000000"/>
    </style:style>
    <style:style style:name="Tabla1.A7" style:family="table-cell">
      <style:table-cell-properties fo:padding="0.0382in" fo:border-left="0.05pt solid #000000" fo:border-right="none" fo:border-top="none" fo:border-bottom="0.05pt solid #000000"/>
    </style:style>
    <style:style style:name="Tabla1.A8" style:family="table-cell">
      <style:table-cell-properties fo:padding="0.0382in" fo:border-left="0.05pt solid #000000" fo:border-right="none" fo:border-top="none" fo:border-bottom="0.05pt solid #000000"/>
    </style:style>
    <style:style style:name="Tabla1.A9" style:family="table-cell">
      <style:table-cell-properties fo:padding="0.0382in" fo:border-left="0.05pt solid #000000" fo:border-right="none" fo:border-top="none" fo:border-bottom="0.05pt solid #000000"/>
    </style:style>
    <style:style style:name="Tabla1.A10" style:family="table-cell">
      <style:table-cell-properties fo:padding="0.0382in" fo:border-left="0.05pt solid #000000" fo:border-right="none" fo:border-top="none" fo:border-bottom="0.05pt solid #000000"/>
    </style:style>
    <style:style style:name="Tabla1.A11" style:family="table-cell">
      <style:table-cell-properties fo:background-color="#f58220" fo:padding="0.0382in" fo:border-left="0.05pt solid #000000" fo:border-right="none" fo:border-top="none" fo:border-bottom="0.05pt solid #000000">
        <style:background-image/>
      </style:table-cell-properties>
    </style:style>
    <style:style style:name="Tabla1.B11" style:family="table-cell">
      <style:table-cell-properties fo:background-color="#f5822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a4c79" officeooo:paragraph-rsid="001a4c79"/>
    </style:style>
    <style:style style:name="P3" style:family="paragraph" style:parent-style-name="Standard">
      <style:paragraph-properties fo:text-align="end" style:justify-single-word="false"/>
      <style:text-properties fo:color="#808080" style:font-name="Arial" fo:font-size="14pt" fo:language="es" fo:country="ES" officeooo:rsid="003d6d77" officeooo:paragraph-rsid="001a4c79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color="#808080" style:font-name="Arial" fo:font-size="36pt" fo:language="es" fo:country="ES" officeooo:rsid="0039166d" officeooo:paragraph-rsid="001a4c79" style:font-size-asian="36pt" style:font-size-complex="36pt"/>
    </style:style>
    <style:style style:name="P5" style:family="paragraph" style:parent-style-name="Standard">
      <style:paragraph-properties fo:text-align="justify" style:justify-single-word="false"/>
      <style:text-properties fo:color="#808080" style:font-name="Arial" fo:font-size="26pt" fo:language="es" fo:country="ES" officeooo:rsid="0039166d" officeooo:paragraph-rsid="001a4c79" style:font-size-asian="26pt" style:font-size-complex="26pt"/>
    </style:style>
    <style:style style:name="P6" style:family="paragraph" style:parent-style-name="Standard">
      <style:text-properties fo:color="#808080" style:font-name="Arial" fo:font-size="16pt" fo:language="es" fo:country="ES" officeooo:rsid="0039166d" officeooo:paragraph-rsid="001a4c79" style:font-size-asian="16pt" style:font-size-complex="16pt"/>
    </style:style>
    <style:style style:name="P7" style:family="paragraph" style:parent-style-name="Standard">
      <style:text-properties fo:color="#808080" style:font-name="Arial" fo:font-size="16pt" fo:language="es" fo:country="ES" fo:font-weight="bold" officeooo:rsid="0039166d" officeooo:paragraph-rsid="001a4c79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808080" style:font-name="Arial" fo:font-size="16pt" fo:language="es" fo:country="ES" fo:font-weight="normal" officeooo:rsid="001a4c79" officeooo:paragraph-rsid="001a4c79" style:font-size-asian="16pt" style:font-weight-asian="normal" style:font-size-complex="16pt" style:font-weight-complex="normal"/>
    </style:style>
    <style:style style:name="P9" style:family="paragraph" style:parent-style-name="Standard">
      <style:text-properties fo:color="#808080" style:font-name="Arial" fo:font-size="16pt" fo:language="es" fo:country="ES" fo:font-weight="normal" officeooo:rsid="001a4c79" officeooo:paragraph-rsid="001e6b16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ES" officeooo:rsid="0039166d" officeooo:paragraph-rsid="001a4c79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20pt" fo:language="es" fo:country="ES" officeooo:rsid="0039166d" officeooo:paragraph-rsid="001a4c79" style:font-size-asian="20pt" style:font-size-complex="20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20pt" fo:language="es" fo:country="ES" officeooo:rsid="001a4c79" officeooo:paragraph-rsid="001a4c79" style:font-size-asian="20pt" style:font-size-complex="20pt"/>
    </style:style>
    <style:style style:name="P13" style:family="paragraph" style:parent-style-name="Standard">
      <style:paragraph-properties fo:text-align="end" style:justify-single-word="false"/>
      <style:text-properties style:use-window-font-color="true" style:font-name="Arial" fo:font-size="11pt" fo:language="es" fo:country="ES" officeooo:rsid="003d6d77" officeooo:paragraph-rsid="001a4c79" style:font-size-asian="11pt" style:font-size-complex="11pt"/>
    </style:style>
    <style:style style:name="P14" style:family="paragraph" style:parent-style-name="Standard">
      <style:text-properties style:use-window-font-color="true" style:font-name="Arial" fo:font-size="14pt" fo:language="es" fo:country="ES" officeooo:rsid="0039166d" officeooo:paragraph-rsid="001a4c79" style:font-size-asian="14pt" style:font-size-complex="14pt"/>
    </style:style>
    <style:style style:name="P15" style:family="paragraph" style:parent-style-name="Standard">
      <style:text-properties style:use-window-font-color="true" style:font-name="Arial" fo:font-size="14pt" fo:language="es" fo:country="ES" officeooo:rsid="0039166d" officeooo:paragraph-rsid="001d5ec9" style:font-size-asian="14pt" style:font-size-complex="14pt"/>
    </style:style>
    <style:style style:name="P16" style:family="paragraph" style:parent-style-name="Standard">
      <style:text-properties style:use-window-font-color="true" style:font-name="Arial" fo:font-size="14pt" fo:language="es" fo:country="ES" fo:font-weight="normal" officeooo:rsid="001a4c79" officeooo:paragraph-rsid="001a4c79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use-window-font-color="true" style:font-name="Arial" fo:font-size="12pt" fo:language="es" fo:country="ES" fo:font-weight="normal" officeooo:rsid="001a4c79" officeooo:paragraph-rsid="001a4c7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break-before="page"/>
      <style:text-properties fo:color="#808080" style:font-name="Arial" fo:font-size="16pt" fo:language="es" fo:country="ES" fo:font-weight="bold" officeooo:rsid="0039166d" officeooo:paragraph-rsid="001a4c79" style:font-size-asian="16pt" style:font-weight-asian="bold" style:font-size-complex="16pt" style:font-weight-complex="bold"/>
    </style:style>
    <style:style style:name="P19" style:family="paragraph" style:parent-style-name="Standard">
      <style:paragraph-properties fo:break-before="page"/>
      <style:text-properties fo:color="#808080" style:font-name="Arial" fo:font-size="16pt" fo:language="es" fo:country="ES" fo:font-weight="bold" officeooo:rsid="001a4c79" officeooo:paragraph-rsid="001a4c79" style:font-size-asian="16pt" style:font-weight-asian="bold" style:font-size-complex="16pt" style:font-weight-complex="bold"/>
    </style:style>
    <style:style style:name="P20" style:family="paragraph" style:parent-style-name="Standard">
      <style:paragraph-properties fo:break-before="page"/>
      <style:text-properties fo:color="#808080" style:font-name="Arial" fo:font-size="16pt" fo:language="es" fo:country="ES" fo:font-weight="normal" officeooo:rsid="001a4c79" officeooo:paragraph-rsid="001a4c79" style:font-size-asian="16pt" style:font-weight-asian="normal" style:font-size-complex="1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officeooo:rsid="001a4c79" officeooo:paragraph-rsid="001a4c79" style:font-size-asian="14pt" style:font-size-complex="14pt"/>
    </style:style>
    <style:style style:name="P22" style:family="paragraph" style:parent-style-name="Standard">
      <style:text-properties style:use-window-font-color="true" style:font-name="Arial" fo:font-size="14pt" fo:language="es" fo:country="ES" fo:font-weight="normal" officeooo:rsid="002400f5" officeooo:paragraph-rsid="001e6b16" style:font-size-asian="14pt" style:font-weight-asian="normal" style:font-size-complex="14pt" style:font-weight-complex="normal"/>
    </style:style>
    <style:style style:name="T1" style:family="text">
      <style:text-properties officeooo:rsid="001a4c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c79" style:font-weight-asian="normal" style:font-weight-complex="normal"/>
    </style:style>
    <style:style style:name="T4" style:family="text">
      <style:text-properties fo:font-weight="normal" officeooo:rsid="001e6b16" style:font-weight-asian="normal" style:font-weight-complex="normal"/>
    </style:style>
    <style:style style:name="T5" style:family="text">
      <style:text-properties officeooo:rsid="001bbea5"/>
    </style:style>
    <style:style style:name="T6" style:family="text">
      <style:text-properties officeooo:rsid="001d5ec9"/>
    </style:style>
    <style:style style:name="T7" style:family="text">
      <style:text-properties officeooo:rsid="001e6b16"/>
    </style:style>
    <style:style style:name="T8" style:family="text">
      <style:text-properties officeooo:rsid="00202fdd"/>
    </style:style>
    <style:style style:name="T9" style:family="text">
      <style:text-properties officeooo:rsid="0021cd6c"/>
    </style:style>
    <style:style style:name="T10" style:family="text">
      <style:text-properties officeooo:rsid="00258e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geniería de Software</text:p>
      <text:p text:style-name="P5">Trabajo Práctico <text:span text:style-name="T1">Final</text:span></text:p>
      <text:p text:style-name="P10"/>
      <text:p text:style-name="P11"/>
      <text:p text:style-name="P12">Release Notes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umnos:</text:p>
      <text:p text:style-name="P13">Blanco, Lucas</text:p>
      <text:p text:style-name="P13">Murillo, Sebastian</text:p>
      <text:p text:style-name="P3"/>
      <text:p text:style-name="P3">Docente:</text:p>
      <text:p text:style-name="P13">Miceli, Martin</text:p>
      <text:p text:style-name="P3"/>
      <text:p text:style-name="P3">FCEFyN – UNC</text:p>
      <text:p text:style-name="P3">2019</text:p>
      <text:p text:style-name="P19">Índice:</text:p>
      <text:p text:style-name="P17">Funcionalidades -------------------------------------------------------------------------<text:tab/>Pág.3</text:p>
      <text:p text:style-name="P17">Test Pass/Fail Ratio---------------------------------------------------------------------<text:tab/>Pág.3</text:p>
      <text:p text:style-name="P17">Defectos Conocidos---------------------------------------------------------------------<text:tab/>Pág.4</text:p>
      <text:p text:style-name="P17">Guía de Instalación ---------------------------------------------------------------------<text:tab/>Pág.4</text:p>
      <text:p text:style-name="P18">1.- Funcionalidades</text:p>
      <text:p text:style-name="P2"/>
      <text:p text:style-name="P14">Simulador de Poblaciones de Vida Salvaje:</text:p>
      <text:p text:style-name="P14"/>
      <text:p text:style-name="P14">En esta primera entrega nuestro software es capaz de:</text:p>
      <text:p text:style-name="P14"/>
      <text:p text:style-name="P14">- Ingresar el tamaño del terreno en ancho y largo.</text:p>
      <text:p text:style-name="P14">- Ingresar <text:span text:style-name="T5">tiempo</text:span>s de la simulación.</text:p>
      <text:p text:style-name="P14">- Mostrar el terreno con sus logos y botones de play y pausa.</text:p>
      <text:p text:style-name="P14">- <text:span text:style-name="T5">Agregar en el terreno osos, lobos, conejos, plantas, piedras, y arboles.</text:span></text:p>
      <text:p text:style-name="P14">- <text:span text:style-name="T5">Simular por turnos.</text:span></text:p>
      <text:p text:style-name="P6"/>
      <text:p text:style-name="P7"><text:span text:style-name="T1">2</text:span>.- <text:span text:style-name="T1">Tests Pass/Fail Ratio</text:span></text:p>
      <text:p text:style-name="P7"/>
      <text:p text:style-name="P16"><text:tab/><text:span text:style-name="T8">Debido a la naturaleza no determinsta de una simulación, se focó la implementación de tests de sistema sobre tests unitarios.</text:span></text:p>
      <text:p text:style-name="P1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Prueba de Sistema N°1</text:p>
          </table:table-cell>
          <table:table-cell table:style-name="Tabla1.B1" office:value-type="string">
            <text:p text:style-name="P21">PASS</text:p>
          </table:table-cell>
        </table:table-row>
        <table:table-row>
          <table:table-cell table:style-name="Tabla1.A8" office:value-type="string">
            <text:p text:style-name="P21">Prueba de Sistema N°2</text:p>
          </table:table-cell>
          <table:table-cell table:style-name="Tabla1.B2" office:value-type="string">
            <text:p text:style-name="P21">PASS</text:p>
          </table:table-cell>
        </table:table-row>
        <table:table-row>
          <table:table-cell table:style-name="Tabla1.A8" office:value-type="string">
            <text:p text:style-name="P21">Prueba de Sistema N°3</text:p>
          </table:table-cell>
          <table:table-cell table:style-name="Tabla1.B2" office:value-type="string">
            <text:p text:style-name="P21">PASS</text:p>
          </table:table-cell>
        </table:table-row>
        <table:table-row>
          <table:table-cell table:style-name="Tabla1.A8" office:value-type="string">
            <text:p text:style-name="P21">Prueba de Sistema N°4</text:p>
          </table:table-cell>
          <table:table-cell table:style-name="Tabla1.B4" office:value-type="string">
            <text:p text:style-name="P21">FAIL</text:p>
          </table:table-cell>
        </table:table-row>
        <table:table-row>
          <table:table-cell table:style-name="Tabla1.A8" office:value-type="string">
            <text:p text:style-name="P21">Prueba de Uso Normal N°1</text:p>
          </table:table-cell>
          <table:table-cell table:style-name="Tabla1.B2" office:value-type="string">
            <text:p text:style-name="P21">PASS</text:p>
          </table:table-cell>
        </table:table-row>
        <table:table-row>
          <table:table-cell table:style-name="Tabla1.A8" office:value-type="string">
            <text:p text:style-name="P21">Prueba de Uso Normal N°2</text:p>
          </table:table-cell>
          <table:table-cell table:style-name="Tabla1.B2" office:value-type="string">
            <text:p text:style-name="P21">PASS</text:p>
          </table:table-cell>
        </table:table-row>
        <table:table-row>
          <table:table-cell table:style-name="Tabla1.A8" office:value-type="string">
            <text:p text:style-name="P21">Smoke Test N°1</text:p>
          </table:table-cell>
          <table:table-cell table:style-name="Tabla1.B2" office:value-type="string">
            <text:p text:style-name="P21">PASS</text:p>
          </table:table-cell>
        </table:table-row>
        <table:table-row>
          <table:table-cell table:style-name="Tabla1.A8" office:value-type="string">
            <text:p text:style-name="P21">Smoke Test N°2</text:p>
          </table:table-cell>
          <table:table-cell table:style-name="Tabla1.B2" office:value-type="string">
            <text:p text:style-name="P21">PASS</text:p>
          </table:table-cell>
        </table:table-row>
        <table:table-row>
          <table:table-cell table:style-name="Tabla1.A9" office:value-type="string">
            <text:p text:style-name="P21">Smoke Test N°<text:span text:style-name="T9">3</text:span></text:p>
          </table:table-cell>
          <table:table-cell table:style-name="Tabla1.B2" office:value-type="string">
            <text:p text:style-name="P21">PASS</text:p>
          </table:table-cell>
        </table:table-row>
        <table:table-row>
          <table:table-cell table:style-name="Tabla1.A10" office:value-type="string">
            <text:p text:style-name="P21">Smoke Test N°4</text:p>
          </table:table-cell>
          <table:table-cell table:style-name="Tabla1.B4" office:value-type="string">
            <text:p text:style-name="P21">FAIL</text:p>
          </table:table-cell>
        </table:table-row>
        <table:table-row>
          <table:table-cell table:style-name="Tabla1.A11" office:value-type="string">
            <text:p text:style-name="P21">PORCENTAJE TOTAL</text:p>
          </table:table-cell>
          <table:table-cell table:style-name="Tabla1.B11" office:value-type="string">
            <text:p text:style-name="P21"><text:span text:style-name="T9">8</text:span>0%</text:p>
          </table:table-cell>
        </table:table-row>
      </table:table>
      <text:p text:style-name="P16"/>
      <text:p text:style-name="P8"><text:line-break/></text:p>
      <text:p text:style-name="P20"/>
      <text:p text:style-name="P7"><text:span text:style-name="T4">3</text:span><text:span text:style-name="T2">.- </text:span><text:span text:style-name="T3">Defectos Conocidos:</text:span></text:p>
      <text:p text:style-name="P15"><text:tab/><text:span text:style-name="T6">Existe un defecto de concurrencia si se cargan estados anteriores o posteriores repetidas veces en una rápida sucesión mientras este activa la opcion de “auto-play”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pan text:style-name="T7">4</text:span>.- Guía de Instalación:</text:p>
      <text:p text:style-name="P22"><text:tab/>Para correr el software se debe correr el comando ‘java -jar SPVS.jar’ en una consola. Notar que la carpeta ‘img’ debe encontrarse en el mismo directorio del archivo .jar.</text:p>
      <text:p text:style-name="P22"/>
      <text:p text:style-name="P22"><text:tab/><text:span text:style-name="T10">Si es necesario compilar el .jar, utilice el achivo build3.x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7:13:36.368120086</meta:creation-date>
    <dc:date>2019-07-01T21:09:02.721263327</dc:date>
    <meta:editing-duration>PT33M57S</meta:editing-duration>
    <meta:editing-cycles>10</meta:editing-cycles>
    <meta:generator>LibreOffice/5.2.7.2$Linux_X86_64 LibreOffice_project/20m0$Build-2</meta:generator>
    <meta:document-statistic meta:table-count="1" meta:image-count="0" meta:object-count="0" meta:page-count="4" meta:paragraph-count="54" meta:word-count="244" meta:character-count="1722" meta:non-whitespace-character-count="1525"/>
  </office:meta>
</office:document-meta>
</file>